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paragraph-rsid="0021ce8a"/>
    </style:style>
    <style:style style:name="P2" style:family="paragraph" style:parent-style-name="Text_20_body">
      <style:paragraph-properties fo:line-height="100%"/>
      <style:text-properties officeooo:paragraph-rsid="0027ef56"/>
    </style:style>
    <style:style style:name="P3" style:family="paragraph" style:parent-style-name="Text_20_body">
      <style:paragraph-properties fo:line-height="100%"/>
      <style:text-properties officeooo:paragraph-rsid="002977a0"/>
    </style:style>
    <style:style style:name="P4" style:family="paragraph" style:parent-style-name="Text_20_body">
      <style:paragraph-properties fo:line-height="100%"/>
      <style:text-properties officeooo:paragraph-rsid="0029d77c"/>
    </style:style>
    <style:style style:name="P5" style:family="paragraph" style:parent-style-name="Text_20_body">
      <style:paragraph-properties fo:margin-top="0cm" fo:margin-bottom="0.247cm" loext:contextual-spacing="false" fo:line-height="0.529cm"/>
      <style:text-properties officeooo:paragraph-rsid="001b1a8a"/>
    </style:style>
    <style:style style:name="P6" style:family="paragraph" style:parent-style-name="Text_20_body">
      <style:paragraph-properties fo:margin-top="0cm" fo:margin-bottom="0.247cm" loext:contextual-spacing="false" fo:line-height="0.529cm"/>
      <style:text-properties officeooo:paragraph-rsid="001c3283"/>
    </style:style>
    <style:style style:name="P7" style:family="paragraph" style:parent-style-name="Text_20_body">
      <style:paragraph-properties fo:margin-top="0cm" fo:margin-bottom="0.247cm" loext:contextual-spacing="false" fo:line-height="0.529cm"/>
      <style:text-properties officeooo:paragraph-rsid="001cfd7e"/>
    </style:style>
    <style:style style:name="P8" style:family="paragraph" style:parent-style-name="Text_20_body">
      <style:paragraph-properties fo:margin-top="0cm" fo:margin-bottom="0.247cm" loext:contextual-spacing="false" fo:line-height="0.529cm"/>
      <style:text-properties officeooo:paragraph-rsid="0021069d"/>
    </style:style>
    <style:style style:name="P9" style:family="paragraph" style:parent-style-name="Text_20_body">
      <style:paragraph-properties fo:margin-top="0cm" fo:margin-bottom="0.247cm" loext:contextual-spacing="false" fo:line-height="0.529cm"/>
      <style:text-properties officeooo:paragraph-rsid="0022b42c"/>
    </style:style>
    <style:style style:name="P10" style:family="paragraph" style:parent-style-name="Text_20_body">
      <style:paragraph-properties fo:margin-top="0cm" fo:margin-bottom="0.247cm" loext:contextual-spacing="false" fo:line-height="0.529cm"/>
      <style:text-properties officeooo:paragraph-rsid="0023a7ac"/>
    </style:style>
    <style:style style:name="P11" style:family="paragraph" style:parent-style-name="Text_20_body">
      <style:paragraph-properties fo:line-height="100%"/>
      <style:text-properties officeooo:paragraph-rsid="0029d77c"/>
    </style:style>
    <style:style style:name="T1" style:family="text">
      <style:text-properties style:font-name="Palatino Linotype"/>
    </style:style>
    <style:style style:name="T2" style:family="text">
      <style:text-properties style:font-name="Palatino Linotype" officeooo:rsid="001b1a8a"/>
    </style:style>
    <style:style style:name="T3" style:family="text">
      <style:text-properties style:font-name="Palatino Linotype" fo:font-weight="normal" style:font-weight-asian="normal" style:font-weight-complex="normal"/>
    </style:style>
    <style:style style:name="T4" style:family="text">
      <style:text-properties style:font-name="Palatino Linotype" fo:font-weight="normal" officeooo:rsid="001c3283" style:font-weight-asian="normal" style:font-weight-complex="normal"/>
    </style:style>
    <style:style style:name="T5" style:family="text">
      <style:text-properties style:font-name="Palatino Linotype" fo:font-weight="normal" officeooo:rsid="001cfd7e" style:font-weight-asian="normal" style:font-weight-complex="normal"/>
    </style:style>
    <style:style style:name="T6" style:family="text">
      <style:text-properties style:font-name="Palatino Linotype" fo:font-weight="normal" officeooo:rsid="0021069d" style:font-weight-asian="normal" style:font-weight-complex="normal"/>
    </style:style>
    <style:style style:name="T7" style:family="text">
      <style:text-properties style:font-name="Palatino Linotype" fo:font-weight="normal" officeooo:rsid="0021ce8a" style:font-weight-asian="normal" style:font-weight-complex="normal"/>
    </style:style>
    <style:style style:name="T8" style:family="text">
      <style:text-properties style:font-name="Palatino Linotype" fo:font-weight="normal" officeooo:rsid="0022b42c" style:font-weight-asian="normal" style:font-weight-complex="normal"/>
    </style:style>
    <style:style style:name="T9" style:family="text">
      <style:text-properties style:font-name="Palatino Linotype" fo:font-weight="normal" officeooo:rsid="0023a7ac" style:font-weight-asian="normal" style:font-weight-complex="normal"/>
    </style:style>
    <style:style style:name="T10" style:family="text">
      <style:text-properties style:font-name="Palatino Linotype" fo:font-weight="normal" officeooo:rsid="0027ef56" style:font-weight-asian="normal" style:font-weight-complex="normal"/>
    </style:style>
    <style:style style:name="T11" style:family="text">
      <style:text-properties style:font-name="Palatino Linotype" fo:font-weight="normal" officeooo:rsid="002977a0" style:font-weight-asian="normal" style:font-weight-complex="normal"/>
    </style:style>
    <style:style style:name="T12" style:family="text">
      <style:text-properties style:font-name="Palatino Linotype" fo:font-weight="normal" officeooo:rsid="0029d77c" style:font-weight-asian="normal" style:font-weight-complex="normal"/>
    </style:style>
    <style:style style:name="T13" style:family="text">
      <style:text-properties style:font-name="Palatino Linotype" fo:font-weight="normal" officeooo:rsid="002a6a7a" style:font-weight-asian="normal" style:font-weight-complex="normal"/>
    </style:style>
    <style:style style:name="T14" style:family="text">
      <style:text-properties style:font-name="Palatino Linotype" fo:font-weight="normal" officeooo:rsid="002c6c32" style:font-weight-asian="normal" style:font-weight-complex="normal"/>
    </style:style>
    <style:style style:name="T15" style:family="text">
      <style:text-properties style:font-name="Palatino Linotype" fo:font-style="italic" fo:font-weight="normal" officeooo:rsid="0029d77c" style:font-style-asian="italic" style:font-weight-asian="normal" style:font-style-complex="italic" style:font-weight-complex="normal"/>
    </style:style>
    <style:style style:name="T16" style:family="text">
      <style:text-properties style:font-name="Palatino Linotype" fo:font-style="italic" fo:font-weight="normal" officeooo:rsid="002c6c32" style:font-style-asian="italic" style:font-weight-asian="normal" style:font-style-complex="italic" style:font-weight-complex="normal"/>
    </style:style>
    <style:style style:name="T17" style:family="text">
      <style:text-properties style:font-name="Palatino Linotype" fo:font-style="normal" fo:font-weight="normal" officeooo:rsid="0029d77c" style:font-style-asian="normal" style:font-weight-asian="normal" style:font-style-complex="normal" style:font-weight-complex="normal"/>
    </style:style>
    <style:style style:name="T18" style:family="text">
      <style:text-properties style:font-name="Palatino Linotype" fo:font-style="normal" fo:font-weight="normal" officeooo:rsid="002a0894" style:font-style-asian="normal" style:font-weight-asian="normal" style:font-style-complex="normal" style:font-weight-complex="normal"/>
    </style:style>
    <style:style style:name="T19" style:family="text">
      <style:text-properties style:font-name="Palatino Linotype" fo:font-style="normal" fo:font-weight="normal" officeooo:rsid="002c6c32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2">SILNÉ</text:span></text:span></text:p>
      <text:p text:style-name="P6"><text:span text:style-name="Strong_20_Emphasis"><text:span text:style-name="T4">aktivita; </text:span></text:span><text:span text:style-name="Strong_20_Emphasis"><text:span text:style-name="T8">věnovat se souvisle od středoškolských let aktivně politice vysílá zprávu, že to nebude jen takový koníček z nudy, ale vážně míněný zájem</text:span></text:span></text:p>
      <text:p text:style-name="P6"><text:span text:style-name="Strong_20_Emphasis"><text:span text:style-name="T4">nadšení </text:span></text:span><text:span text:style-name="Strong_20_Emphasis"><text:span text:style-name="T8">a energie</text:span></text:span><text:span text:style-name="Strong_20_Emphasis"><text:span text:style-name="T4">; </text:span></text:span><text:span text:style-name="Strong_20_Emphasis"><text:span text:style-name="T8">vulgo nevyhořelost, déle vydrží</text:span></text:span></text:p>
      <text:p text:style-name="P6"><text:span text:style-name="Strong_20_Emphasis"><text:span text:style-name="T4">progresivní uvažování; </text:span></text:span><text:span text:style-name="Strong_20_Emphasis"><text:span text:style-name="T8">nové trendy bude snáze prosazovat a implementovat mladý člověk než šedesátiletý zasloužilý stranický úderník, sedící čtvrt století na tomtéž místě v zastupitelstvu</text:span></text:span></text:p>
      <text:p text:style-name="P9"><text:span text:style-name="Strong_20_Emphasis"><text:span text:style-name="T8">nezatíženost minulými kauzami; nehrozí, že by někdo vytáhl špínu těžkého kalibru</text:span></text:span></text:p>
      <text:p text:style-name="P9"><text:span text:style-name="Strong_20_Emphasis"><text:span text:style-name="T7">realistická očekávání; </text:span></text:span><text:span text:style-name="Strong_20_Emphasis"><text:span text:style-name="T9">aka bylo by skvělé mít 8%, ale snažme se realisticky o olíznutí hrany 5% a nestavme si vzdušné zámky</text:span></text:span></text:p>
      <text:p text:style-name="P10"><text:span text:style-name="Strong_20_Emphasis"><text:span text:style-name="T9">časové dispozice; </text:span></text:span><text:span text:style-name="Strong_20_Emphasis"><text:span text:style-name="T12">s</text:span></text:span></text:p>
      <text:p text:style-name="P9"><text:span text:style-name="Strong_20_Emphasis"><text:span text:style-name="T8">neobvyklost/</text:span></text:span><text:span text:style-name="Strong_20_Emphasis"><text:span text:style-name="T9">cool faktor; dvacetiletý student na kandidátce prostě upoutá pozornost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2">SLABÉ</text:span></text:span></text:p>
      <text:p text:style-name="P7"><text:span text:style-name="Strong_20_Emphasis"><text:span text:style-name="T5">nezkušenost, </text:span></text:span><text:span text:style-name="Strong_20_Emphasis"><text:span text:style-name="T8">politická i mediální; </text:span></text:span><text:span text:style-name="Strong_20_Emphasis"><text:span text:style-name="T9">může to snadno vést k nějakému přešlapu</text:span></text:span></text:p>
      <text:p text:style-name="P9"><text:span text:style-name="Strong_20_Emphasis"><text:span text:style-name="T8">mládí/neobvyklost; </text:span></text:span><text:span text:style-name="Strong_20_Emphasis"><text:span text:style-name="T9">na část voličů zrovna tohle nemusí působit dobře (konzervativní, starší)</text:span></text:span></text:p>
      <text:p text:style-name="P8"><text:span text:style-name="Strong_20_Emphasis"><text:span text:style-name="T6">chaotičnost/</text:span></text:span><text:span text:style-name="Strong_20_Emphasis"><text:span text:style-name="T7">nečitelnost; </text:span></text:span></text:p>
      <text:p text:style-name="P10"><text:span text:style-name="Strong_20_Emphasis"><text:span text:style-name="T9">rétorika/přednes; na první pohled možná zbytečnost, nicméně chceme-li nějak mediálně působit...pouštěla jsem si ten záznam z Kam povedu Středočeský kraj a projev celkem pěkný </text:span></text:span><text:span text:style-name="Strong_20_Emphasis"><text:span text:style-name="T14">a přirozený</text:span></text:span><text:span text:style-name="Strong_20_Emphasis"><text:span text:style-name="T9">, ale vylepšení by určitě snesl </text:span></text:span><text:span text:style-name="Strong_20_Emphasis"><text:span text:style-name="T14">(výplňkové ehm za každým slovem)</text:span></text:span></text:p>
      <text:p text:style-name="P8"><text:span text:style-name="Strong_20_Emphasis"><text:span text:style-name="T6"/></text:span></text:p>
      <text:p text:style-name="P7"><text:span text:style-name="Strong_20_Emphasis"><text:span text:style-name="T5"/></text:span></text:p>
      <text:p text:style-name="P5"><text:span text:style-name="Strong_20_Emphasis"><text:span text:style-name="T2">PŘÍLEŽITOSTI</text:span></text:span></text:p>
      <text:p text:style-name="P8"><text:span text:style-name="Strong_20_Emphasis"><text:span text:style-name="T6">získání voličů </text:span></text:span><text:span text:style-name="Strong_20_Emphasis"><text:span text:style-name="T7">následujících typů:</text:span></text:span></text:p>
      <text:p text:style-name="P8"><text:span text:style-name="Strong_20_Emphasis"><text:span text:style-name="T7">- prvovoliči a druhovoliči; </text:span></text:span><text:span text:style-name="Strong_20_Emphasis"><text:span text:style-name="T10">cool faktor, </text:span></text:span><text:span text:style-name="Strong_20_Emphasis"><text:span text:style-name="T14">snadné ztotožnění se s programem</text:span></text:span></text:p>
      <text:p text:style-name="P5"><text:span text:style-name="Strong_20_Emphasis"><text:span text:style-name="T3">- </text:span></text:span><text:span text:style-name="Strong_20_Emphasis"><text:span text:style-name="T7">protestní, antisystémoví; </text:span></text:span><text:span text:style-name="Strong_20_Emphasis"><text:span text:style-name="T10">rebelská image Pirátů </text:span></text:span></text:p>
      <text:p text:style-name="P5"><text:span text:style-name="Strong_20_Emphasis"><text:span text:style-name="T7">- voliči </text:span></text:span><text:span text:style-name="Strong_20_Emphasis"><text:span text:style-name="T10">menších stran (Zelení, SSO); </text:span></text:span><text:span text:style-name="Strong_20_Emphasis"><text:span text:style-name="T14">nabízíme to, co hledáte a lépe, než váš stávající favorit</text:span></text:span></text:p>
      <text:p text:style-name="P5"><text:span text:style-name="Strong_20_Emphasis"><text:span text:style-name="T7">- nerozhodní, nedůvěřující velkým stranám; </text:span></text:span><text:span text:style-name="Strong_20_Emphasis"><text:span text:style-name="T14">nejsme politické fosilie</text:span></text:span></text:p>
      <text:p text:style-name="P5"><text:span text:style-name="Strong_20_Emphasis"><text:span text:style-name="T7">- </text:span></text:span><text:span text:style-name="Strong_20_Emphasis"><text:span text:style-name="T8">zásadní nevoliči; </text:span></text:span><text:span text:style-name="Strong_20_Emphasis"><text:span text:style-name="T14">s námi má smysl jít k volbám</text:span></text:span></text:p>
      <text:p text:style-name="P5"><text:span text:style-name="Strong_20_Emphasis"><text:span text:style-name="T8">- </text:span></text:span><text:span text:style-name="Strong_20_Emphasis"><text:span text:style-name="T10">rozhořčení voliči stávajících hegemonů (ČSSD, ODS, KSČM, ANO, TOP); </text:span></text:span><text:span text:style-name="Strong_20_Emphasis"><text:span text:style-name="T14">neudělejte podesáté tu stejnou chybu, abyste si ji po volbách zase vyčítali, zkuste alernativu</text:span></text:span></text:p>
      <text:p text:style-name="P9"><text:span text:style-name="Strong_20_Emphasis"><text:span text:style-name="T8">komunikovat voličům důležitost krajských voleb; </text:span></text:span><text:span text:style-name="Strong_20_Emphasis"><text:span text:style-name="T10">tohle ovlivňuje váš každodenní život</text:span></text:span></text:p>
      <text:p text:style-name="P9"><text:span text:style-name="Strong_20_Emphasis"><text:span text:style-name="T8">co nejsrozumitelněji z</text:span></text:span><text:span text:style-name="Strong_20_Emphasis"><text:span text:style-name="T10">pro</text:span></text:span><text:span text:style-name="Strong_20_Emphasis"><text:span text:style-name="T8">středkovat, </text:span></text:span><text:span text:style-name="Strong_20_Emphasis"><text:span text:style-name="T10">že pirátský program se týká všech</text:span></text:span></text:p>
      <text:p text:style-name="P5"><text:span text:style-name="Strong_20_Emphasis"><text:span text:style-name="T1"/></text:span></text:p>
      <text:p text:style-name="P5"><text:soft-page-break/><text:span text:style-name="Strong_20_Emphasis"><text:span text:style-name="T1"/></text:span></text:p>
      <text:p text:style-name="P5"><text:span text:style-name="Strong_20_Emphasis"><text:span text:style-name="T2">HROZBY</text:span></text:span></text:p>
      <text:p text:style-name="P1"><text:span text:style-name="Strong_20_Emphasis"><text:span text:style-name="T8">příliš snadná </text:span></text:span><text:span text:style-name="Strong_20_Emphasis"><text:span text:style-name="T7">systémová integrace; </text:span></text:span><text:span text:style-name="Strong_20_Emphasis"><text:span text:style-name="T10">pokud snadno zapluje, budou všichni protestní našňupnutí</text:span></text:span></text:p>
      <text:p text:style-name="P2"><text:span text:style-name="Strong_20_Emphasis"><text:span text:style-name="T10">velmi špatná systémová integrace; pokud bude zapojení silně drhnout, budou našňupnutí neprotestní a konzervativci zkoušející alternativu</text:span></text:span></text:p>
      <text:p text:style-name="P1"><text:span text:style-name="Strong_20_Emphasis"><text:span text:style-name="T7">nízká účast nejsilnějších oslovených cílových skupin; </text:span></text:span><text:span text:style-name="Strong_20_Emphasis"><text:span text:style-name="T10">studenti namísto voleb budou vyspávat kocovinu apod.</text:span></text:span></text:p>
      <text:p text:style-name="P2"><text:span text:style-name="Strong_20_Emphasis"><text:span text:style-name="T10">předsudky; co může takový holobrádek vědět o životě a politice (autentický citát - jsem si udělala takovou minianketu na téma „student kandidující v krajských volbách, co ve vás vzbuzuje se dojmy“)</text:span></text:span></text:p>
      <text:p text:style-name="P2"><text:span text:style-name="Strong_20_Emphasis"><text:span text:style-name="T10">silná účast skalních voličů dinosaurů (KSČM)</text:span></text:span></text:p>
      <text:p text:style-name="P2"><text:span text:style-name="Strong_20_Emphasis"><text:span text:style-name="T10"/></text:span></text:p>
      <text:p text:style-name="P3"><text:span text:style-name="Strong_20_Emphasis"><text:span text:style-name="T11">Stručná charakteristika: </text:span></text:span></text:p>
      <text:p text:style-name="P4"><text:span text:style-name="Strong_20_Emphasis"><text:span text:style-name="T12">Náš leader je stejně, jako celí Piráti, jedinečný, nadšený a aktivní, s velkým růstovým potenciálem a ochotou se učit, což bohatě vyvažuje </text:span></text:span><text:span text:style-name="Strong_20_Emphasis"><text:span text:style-name="T13">jeho</text:span></text:span><text:span text:style-name="Strong_20_Emphasis"><text:span text:style-name="T12"> menší zkušenosti na politickém poli. 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2">Jen takový nápad na brainstorming...</text:span></text:span></text:p>
      <text:p text:style-name="P4"><text:span text:style-name="Strong_20_Emphasis"><text:span text:style-name="T12">Ty slabé a silné stránky jsou dost často dvě strany jedné mince – těžko mít leadera nezatíženého minulostí, který má zároveň třicet let politické praxe. Kdyby se podařilo nějak vhodně komunikovat něco na způsob </text:span></text:span><text:span text:style-name="Strong_20_Emphasis"><text:span text:style-name="T15">Nelze mít rybu bez kostí, ale u našich kostí nehrozí, že se jimi zadávíte </text:span></text:span><text:span text:style-name="Strong_20_Emphasis"><text:span text:style-name="T16">a ta ryba je fakt dobrá</text:span></text:span><text:span text:style-name="Strong_20_Emphasis"><text:span text:style-name="T17">, mohlo byt možná oslovit – </text:span></text:span><text:span text:style-name="Strong_20_Emphasis"><text:span text:style-name="T18">jako jsme si vědomi, že nejsme úplně dokonalí, ale jsme </text:span></text:span><text:span text:style-name="Strong_20_Emphasis"><text:span text:style-name="T19">víme o tom</text:span></text:span><text:span text:style-name="Strong_20_Emphasis"><text:span text:style-name="T18"> </text:span></text:span><text:span text:style-name="Strong_20_Emphasis"><text:span text:style-name="T19">a pracujeme</text:span></text:span><text:span text:style-name="Strong_20_Emphasis"><text:span text:style-name="T18"> na sobě atd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2:27:06.711000000</meta:creation-date>
    <meta:generator>LibreOffice/5.1.3.2$Windows_X86_64 LibreOffice_project/644e4637d1d8544fd9f56425bd6cec110e49301b</meta:generator>
    <dc:date>2016-07-09T18:15:55.535000000</dc:date>
    <meta:editing-duration>PT1H59M52S</meta:editing-duration>
    <meta:editing-cycles>9</meta:editing-cycles>
    <meta:document-statistic meta:table-count="0" meta:image-count="0" meta:object-count="0" meta:page-count="2" meta:paragraph-count="33" meta:word-count="446" meta:character-count="3084" meta:non-whitespace-character-count="2664"/>
  </office:meta>
</office:document-meta>
</file>